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e88f9" officeooo:paragraph-rsid="001e88f9"/>
    </style:style>
    <style:style style:name="P3" style:family="paragraph" style:parent-style-name="Standard" style:list-style-name="L1">
      <style:text-properties officeooo:rsid="001fb444" officeooo:paragraph-rsid="001fb444"/>
    </style:style>
    <style:style style:name="P4" style:family="paragraph" style:parent-style-name="Standard" style:list-style-name="L1">
      <style:text-properties officeooo:rsid="00210593" officeooo:paragraph-rsid="00210593"/>
    </style:style>
    <style:style style:name="P5" style:family="paragraph" style:parent-style-name="Standard" style:list-style-name="L1">
      <style:text-properties officeooo:rsid="0022057d" officeooo:paragraph-rsid="0022057d"/>
    </style:style>
    <style:style style:name="P6" style:family="paragraph" style:parent-style-name="Standard">
      <style:text-properties officeooo:rsid="0022057d" officeooo:paragraph-rsid="0022057d"/>
    </style:style>
    <style:style style:name="P7" style:family="paragraph" style:parent-style-name="Standard">
      <style:paragraph-properties fo:text-align="start" style:justify-single-word="false"/>
      <style:text-properties officeooo:rsid="00225b25" officeooo:paragraph-rsid="00225b25"/>
    </style:style>
    <style:style style:name="T1" style:family="text">
      <style:text-properties officeooo:rsid="001e88f9"/>
    </style:style>
    <style:style style:name="T2" style:family="text">
      <style:text-properties officeooo:rsid="001fb444"/>
    </style:style>
    <style:style style:name="T3" style:family="text">
      <style:text-properties officeooo:rsid="00210593"/>
    </style:style>
    <style:style style:name="T4" style:family="text">
      <style:text-properties officeooo:rsid="000af49e"/>
    </style:style>
    <style:style style:name="T5" style:family="text">
      <style:text-properties fo:font-variant="normal" fo:text-transform="none" fo:color="#000000" style:font-name="Roboto" fo:font-size="9.75pt" fo:letter-spacing="normal" fo:font-style="normal" fo:font-weight="normal" officeooo:rsid="000af49e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font-name="Roboto" fo:font-size="9.7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font-name="Roboto" fo:font-size="9.75pt" fo:letter-spacing="normal" fo:font-style="normal" fo:font-weight="normal" officeooo:rsid="0022057d" fo:background-color="transparent" loext:char-shading-value="0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01094402" text:style-name="L1">
        <text:list-item>
          <text:p text:style-name="P2">Interface bonita, fácil e intuitiva </text:p>
        </text:list-item>
        <text:list-item>
          <text:p text:style-name="P1"><text:span text:style-name="T1">Como vai ser a pagina de login</text:span></text:p>
        </text:list-item>
        <text:list-item>
          <text:p text:style-name="P2">O que vai ter no perfil</text:p>
        </text:list-item>
        <text:list-item>
          <text:p text:style-name="P3">Como vai ser a segurança e a privacidade</text:p>
        </text:list-item>
        <text:list-item>
          <text:p text:style-name="P4">Como vai ser feito a administração e a manutenção</text:p>
        </text:list-item>
        <text:list-item>
          <text:p text:style-name="P2"><text:span text:style-name="T2">Como vai se para i</text:span>nserir fotos, vídeos, mensagem, <text:span text:style-name="T2">tgs, emoji e gifs</text:span></text:p>
        </text:list-item>
        <text:list-item>
          <text:p text:style-name="P3">Mensagens vão ter limite de palavras? Quantas <text:span text:style-name="T1">fotos, vídeos, </text:span>tgs, emoji e gifs vão ser permitidos em uma única mensagem</text:p>
        </text:list-item>
        <text:list-item>
          <text:p text:style-name="P3">Como vai ser a questão da p<text:span text:style-name="T3">ropaganda e notícias</text:span></text:p>
        </text:list-item>
        <text:list-item>
          <text:p text:style-name="P4">Vai ter c<text:span text:style-name="T4">onexão com as redes sócias existentes</text:span></text:p>
        </text:list-item>
        <text:list-item>
          <text:p text:style-name="P4">O que vai poder ser co<text:span text:style-name="T4">stumismo o perfil</text:span></text:p>
        </text:list-item>
        <text:list-item>
          <text:p text:style-name="P4">Vai permitir c<text:span text:style-name="T4">omunicação privada</text:span></text:p>
        </text:list-item>
        <text:list-item>
          <text:p text:style-name="P4">Vai ter como c<text:span text:style-name="T5">ompartilhar informações</text:span></text:p>
        </text:list-item>
        <text:list-item>
          <text:p text:style-name="P4"><text:span text:style-name="T5">C</text:span><text:span text:style-name="T6">omo os usuários vão interagir entre si</text:span></text:p>
        </text:list-item>
        <text:list-item>
          <text:p text:style-name="P4"><text:span text:style-name="T6">Poderá ter jogos?</text:span></text:p>
        </text:list-item>
        <text:list-item>
          <text:p text:style-name="P4"><text:span text:style-name="T6">Como vai ser o acesso por </text:span><text:span text:style-name="T7">dispositivos móveis? Vai ter um aplicativo</text:span></text:p>
        </text:list-item>
        <text:list-item>
          <text:p text:style-name="P5"><text:span text:style-name="T6">Tera modo de pesquisa ou de busca</text:span></text:p>
        </text:list-item>
        <text:list-item>
          <text:p text:style-name="P5"><text:span text:style-name="T6">Tera segurança dos dados do usuário</text:span></text:p>
        </text:list-item>
        <text:list-item>
          <text:p text:style-name="P5"><text:span text:style-name="T6">A</text:span><text:span text:style-name="T5">ssim como no antigo MSN acho que deveria ter a opção de chamar atenção da pessoa!</text:span></text:p>
        </text:list-item>
        <text:list-item>
          <text:p text:style-name="P5"><text:span text:style-name="T5">T</text:span><text:span text:style-name="T6">era maneira de bloquear outros usuários</text:span></text:p>
        </text:list-item>
        <text:list-item>
          <text:p text:style-name="P5"><text:span text:style-name="T6">Tera maneira de altera publicações? Tera alguma forma de mostra que deve um alteração</text:span></text:p>
        </text:list-item>
        <text:list-item>
          <text:p text:style-name="P5"><text:span text:style-name="T6">Tera uma manual para o usuário ou um tutorial</text:span></text:p>
        </text:list-item>
        <text:list-item>
          <text:p text:style-name="P5"><text:span text:style-name="T6">Como vai ser o controle de </text:span><text:span text:style-name="T5">cyberpdofilia </text:span><text:span text:style-name="T6">e</text:span><text:span text:style-name="T5"> cyberbullying</text:span></text:p>
        </text:list-item>
      </text:list>
      <text:p text:style-name="P6"><text:span text:style-name="T5"/></text:p>
      <text:p text:style-name="P7"><text:span text:style-name="T5">A </text:span><text:span text:style-name="T6">rede deveria ter uma parte com só:</text:span></text:p>
      <text:p text:style-name="P7">Curiosidades e a historia do iff</text:p>
      <text:p text:style-name="P7">Promoções(tem alunos que vende coisas, e também loja por perto)</text:p>
      <text:p text:style-name="P7">Eventos</text:p>
      <text:p text:style-name="P7">Palestras</text:p>
      <text:p text:style-name="P7"><text:span text:style-name="T4">Areá para comentar sobre professores</text:span></text:p>
      <text:p text:style-name="P7">Memes</text:p>
      <text:p text:style-name="P7">Indicação de livro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29:20.637487895</meta:creation-date>
    <dc:date>2018-10-19T20:16:19.641802404</dc:date>
    <meta:editing-duration>PT5M46S</meta:editing-duration>
    <meta:editing-cycles>1</meta:editing-cycles>
    <meta:document-statistic meta:table-count="0" meta:image-count="0" meta:object-count="0" meta:page-count="1" meta:paragraph-count="30" meta:word-count="247" meta:character-count="1294" meta:non-whitespace-character-count="1098"/>
    <meta:generator>LibreOffice/6.0.6.2$Linux_X86_64 LibreOffice_project/00m0$Build-2</meta:generator>
  </office:meta>
</office:document-meta>
</file>